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F90000026CC174BAF4BCB77C5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4.246cm" fo:min-width="2.057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81cm"/>
      <style:paragraph-properties style:writing-mode="lr-tb"/>
    </style:style>
    <style:style style:name="gr4" style:family="graphic" style:parent-style-name="objectwithoutfill">
      <style:graphic-properties svg:stroke-width="0.081cm" svg:stroke-color="#ff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width="0.102cm" svg:stroke-color="#ff0000" draw:marker-start-width="0.356cm" draw:marker-end-width="0.356cm" draw:fill="none" draw:textarea-horizontal-align="justify" draw:textarea-vertical-align="middle" draw:auto-grow-height="false" fo:min-height="0.437cm" fo:min-width="2.87cm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width="0.102cm" svg:stroke-color="#000000" draw:marker-start-width="0.356cm" draw:marker-end-width="0.356cm" draw:fill="none" draw:fill-color="#ffffff" fo:min-height="0.712cm" fo:padding-top="0.176cm" fo:padding-bottom="0.176cm" fo:padding-left="0.301cm" fo:padding-right="0.301cm"/>
      <style:paragraph-properties style:writing-mode="lr-tb"/>
    </style:style>
    <style:style style:name="gr7" style:family="graphic" style:parent-style-name="objectwithoutfill">
      <style:graphic-properties svg:stroke-width="0.102cm" svg:stroke-color="#ff00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ff0000" loext:opacity="100%" fo:font-weight="bold" style:font-weight-asian="bold" style:font-weight-complex="bold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text-properties fo:color="#ff0000" loext:opacity="100%" fo:font-weight="bold"/>
    </style:style>
    <style:style style:name="P5" style:family="paragraph">
      <loext:graphic-properties draw:fill="none" draw:fill-color="#ffffff"/>
      <style:text-properties fo:color="#ff0000" loext:opacity="100%" fo:font-weight="bold"/>
    </style:style>
    <style:style style:name="T1" style:family="text">
      <style:text-properties fo:color="#ff0000" loext:opacity="100%" fo:font-weight="bold" style:font-weight-asian="bold" style:font-weight-complex="bold"/>
    </style:style>
    <style:style style:name="T2" style:family="text">
      <style:text-properties fo:color="#ff0000" loext:opacity="100%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22cm" svg:height="10.498cm" svg:x="0.136cm" svg:y="0.1cm">
          <draw:image xlink:href="Pictures/10000000000003F90000026CC174BAF4BCB77C52.jpg" xlink:type="simple" xlink:show="embed" xlink:actuate="onLoad" draw:mime-type="image/jpeg">
            <text:p/>
          </draw:image>
          <draw:glue-point draw:id="4" svg:x="1.401cm" svg:y="-2.449cm"/>
        </draw:frame>
        <draw:custom-shape draw:style-name="gr2" draw:text-style-name="P1" xml:id="id2" draw:id="id2" draw:layer="layout" svg:width="2.921cm" svg:height="4.86cm" svg:x="8.221cm" svg:y="1.417cm">
          <draw:glue-point draw:id="4" svg:x="5.063cm" svg:y="-2.199cm"/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xml:id="id1" draw:id="id1" draw:layer="layout" svg:width="3.681cm" svg:height="0.962cm" svg:x="11.541cm" svg:y="0.619cm">
          <draw:text-box>
            <text:p><text:span text:style-name="T1">Our Focus</text:span></text:p>
          </draw:text-box>
        </draw:frame>
        <draw:connector draw:style-name="gr4" draw:text-style-name="P3" draw:layer="layout" draw:type="line" svg:x1="13.381cm" svg:y1="1.581cm" svg:x2="11.142cm" svg:y2="2.779cm" draw:start-shape="id1" draw:start-glue-point="2" draw:end-shape="id2" draw:end-glue-point="4" svg:d="M13381 1581l-2239 1198" svg:viewBox="0 0 2240 1199">
          <text:p/>
        </draw:connector>
        <draw:custom-shape draw:style-name="gr5" draw:text-style-name="P1" draw:layer="layout" svg:width="3.556cm" svg:height="0.873cm" svg:x="0.111cm" svg:y="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4.953cm" svg:height="1.064cm" svg:x="2.135cm" svg:y="0.862cm">
          <draw:text-box>
            <text:p text:style-name="P4"><text:span text:style-name="T2">An AI process</text:span></text:p>
          </draw:text-box>
        </draw:frame>
        <draw:line draw:style-name="gr7" draw:text-style-name="P3" draw:layer="layout" svg:x1="3.667cm" svg:y1="0.746cm" svg:x2="4.429cm" svg:y2="1.12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475cm" fo:page-height="10.7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1-14T23:10:46.856710581</dc:date>
    <meta:editing-duration>PT14M17S</meta:editing-duration>
    <meta:editing-cycles>4</meta:editing-cycles>
    <meta:generator>LibreOffice/7.3.7.2$Linux_X86_64 LibreOffice_project/30$Build-2</meta:generator>
    <meta:document-statistic meta:object-count="7"/>
  </office:meta>
</office:document-meta>
</file>